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3.69cm" table:align="left"/>
    </style:style>
    <style:style style:name="Tabel1.A" style:family="table-column">
      <style:table-column-properties style:column-width="5.039cm"/>
    </style:style>
    <style:style style:name="Tabel1.B" style:family="table-column">
      <style:table-column-properties style:column-width="2.051cm"/>
    </style:style>
    <style:style style:name="Tabel1.C" style:family="table-column">
      <style:table-column-properties style:column-width="1.002cm"/>
    </style:style>
    <style:style style:name="Tabel1.D" style:family="table-column">
      <style:table-column-properties style:column-width="5.597cm"/>
    </style:style>
    <style:style style:name="Tabel1.A1" style:family="table-cell">
      <style:table-cell-properties style:vertical-align="middle" fo:padding="0.049cm" fo:border="none"/>
    </style:style>
    <style:style style:name="Tabel2" style:family="table">
      <style:table-properties style:width="10.238cm" table:align="left"/>
    </style:style>
    <style:style style:name="Tabel2.A" style:family="table-column">
      <style:table-column-properties style:column-width="2.72cm"/>
    </style:style>
    <style:style style:name="Tabel2.B" style:family="table-column">
      <style:table-column-properties style:column-width="7.518cm"/>
    </style:style>
    <style:style style:name="Tabel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>
      <style:paragraph-properties fo:margin-top="0cm" fo:margin-bottom="0.499cm" style:writing-mode="lr-tb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know if the mpu6500 is ready with a measurement?</text:p>
      <text:h text:style-name="Heading_20_6" text:outline-level="6">ChatGPT zei:</text:h>
      <text:p text:style-name="Text_20_body">To determine if the <text:span text:style-name="Strong_20_Emphasis">MPU6500</text:span> (a 6-axis IMU with a 3-axis gyroscope and 3-axis accelerometer) is ready with a new measurement, you can use the <text:span text:style-name="Strong_20_Emphasis">Data Ready (DRDY) interrupt</text:span> or <text:span text:style-name="Strong_20_Emphasis">poll a status register</text:span>.</text:p>
      <text:p text:style-name="Text_20_body">Here are the main methods:</text:p>
      <text:p text:style-name="Horizontal_20_Line"/>
      <text:h text:style-name="Heading_20_3" text:outline-level="3">✅ <text:span text:style-name="Strong_20_Emphasis">1. Use the Data Ready Interrupt (Preferred for real-time applications)</text:span></text:h>
      <text:p text:style-name="Text_20_body">The <text:span text:style-name="Strong_20_Emphasis">INT_STATUS register</text:span> (address <text:span text:style-name="Source_20_Text">0x3A</text:span>) has a <text:span text:style-name="Strong_20_Emphasis">DATA_RDY_INT</text:span> bit (bit 0). When this bit is set to <text:span text:style-name="Source_20_Text">1</text:span>, it means that <text:span text:style-name="Strong_20_Emphasis">new data is available</text:span>.</text:p>
      <text:h text:style-name="Heading_20_4" text:outline-level="4">Steps:</text:h>
      <text:list xml:id="list4534625669121472870" text:style-name="L3">
        <text:list-item>
          <text:p text:style-name="P4">Enable the Data Ready interrupt in the <text:span text:style-name="Strong_20_Emphasis">INT_ENABLE</text:span> register (address <text:span text:style-name="Source_20_Text">0x38</text:span>) by setting bit 0 to <text:span text:style-name="Source_20_Text">1</text:span>.</text:p>
        </text:list-item>
        <text:list-item>
          <text:p text:style-name="P4">Monitor the <text:span text:style-name="Strong_20_Emphasis">INT_STATUS</text:span> register (address <text:span text:style-name="Source_20_Text">0x3A</text:span>) and check bit 0.</text:p>
        </text:list-item>
      </text:list>
      <text:p text:style-name="Preformatted_20_Text">c</text:p>
      <text:p text:style-name="Preformatted_20_Text">KopiërenBewerken</text:p>
      <text:p text:style-name="P8"><text:span text:style-name="Source_20_Text">uint8_t int_status = readRegister(MPU6500_INT_STATUS);</text:span></text:p>
      <text:p text:style-name="P8"><text:span text:style-name="Source_20_Text">if (int_status &amp; 0x01) {</text:span></text:p>
      <text:p text:style-name="P8"><text:span text:style-name="Source_20_Text"><text:s text:c="4"/>// New data is ready to be read</text:span></text:p>
      <text:p text:style-name="P9"><text:span text:style-name="Source_20_Text">}</text:span></text:p>
      <text:p text:style-name="Horizontal_20_Line"/>
      <text:h text:style-name="Heading_20_3" text:outline-level="3">✅ <text:span text:style-name="Strong_20_Emphasis">2. Polling the INT_STATUS register (simpler, but less efficient)</text:span></text:h>
      <text:p text:style-name="Text_20_body">If you're not using hardware interrupts, you can simply poll the <text:span text:style-name="Source_20_Text">INT_STATUS</text:span> register in your main loop.</text:p>
      <text:p text:style-name="Preformatted_20_Text">c</text:p>
      <text:p text:style-name="Preformatted_20_Text">KopiërenBewerken</text:p>
      <text:p text:style-name="P8"><text:span text:style-name="Source_20_Text">while (1) {</text:span></text:p>
      <text:p text:style-name="P8"><text:span text:style-name="Source_20_Text"><text:s text:c="4"/>if (readRegister(MPU6500_INT_STATUS) &amp; 0x01) {</text:span></text:p>
      <text:p text:style-name="P8"><text:span text:style-name="Source_20_Text"><text:s text:c="8"/>// Read accelerometer and gyroscope data</text:span></text:p>
      <text:p text:style-name="P8"><text:span text:style-name="Source_20_Text"><text:s text:c="4"/>}</text:span></text:p>
      <text:p text:style-name="P9"><text:span text:style-name="Source_20_Text">}</text:span></text:p>
      <text:p text:style-name="Horizontal_20_Line"/>
      <text:h text:style-name="Heading_20_3" text:outline-level="3">Optional: Use the <text:span text:style-name="Strong_20_Emphasis">interrupt pin (INT)</text:span> on the MPU6500</text:h>
      <text:list xml:id="list4199957161602083957" text:style-name="L4">
        <text:list-item>
          <text:p text:style-name="P5">If using hardware interrupts, configure the MPU6500 to generate an interrupt on the <text:span text:style-name="Strong_20_Emphasis">INT</text:span> pin when data is ready.</text:p>
        </text:list-item>
        <text:list-item>
          <text:p text:style-name="P5">This approach saves CPU time and is common in embedded systems.</text:p>
        </text:list-item>
      </text:list>
      <text:p text:style-name="Horizontal_20_Line"/>
      <text:h text:style-name="Heading_20_3" text:outline-level="3"><text:soft-page-break/>Summary:</text:h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header-rows>
          <table:table-row>
            <table:table-cell table:style-name="Tabel1.A1" office:value-type="string">
              <text:p text:style-name="Table_20_Heading">Method</text:p>
            </table:table-cell>
            <table:table-cell table:style-name="Tabel1.A1" office:value-type="string">
              <text:p text:style-name="Table_20_Heading">Register</text:p>
            </table:table-cell>
            <table:table-cell table:style-name="Tabel1.A1" office:value-type="string">
              <text:p text:style-name="Table_20_Heading">Bit</text:p>
            </table:table-cell>
            <table:table-cell table:style-name="Tabel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el1.A1" office:value-type="string">
            <text:p text:style-name="Table_20_Contents">INT_STATUS register</text:p>
          </table:table-cell>
          <table:table-cell table:style-name="Tabel1.A1" office:value-type="string">
            <text:p text:style-name="Table_20_Contents"><text:span text:style-name="Source_20_Text">0x3A</text:span></text:p>
          </table:table-cell>
          <table:table-cell table:style-name="Tabel1.A1" office:value-type="string">
            <text:p text:style-name="Table_20_Contents">Bit 0</text:p>
          </table:table-cell>
          <table:table-cell table:style-name="Tabel1.A1" office:value-type="string">
            <text:p text:style-name="Table_20_Contents">Set when new data is ready</text:p>
          </table:table-cell>
        </table:table-row>
        <table:table-row>
          <table:table-cell table:style-name="Tabel1.A1" office:value-type="string">
            <text:p text:style-name="Table_20_Contents">Enable interrupt</text:p>
          </table:table-cell>
          <table:table-cell table:style-name="Tabel1.A1" office:value-type="string">
            <text:p text:style-name="Table_20_Contents"><text:span text:style-name="Source_20_Text">0x38</text:span></text:p>
          </table:table-cell>
          <table:table-cell table:style-name="Tabel1.A1" office:value-type="string">
            <text:p text:style-name="Table_20_Contents">Bit 0</text:p>
          </table:table-cell>
          <table:table-cell table:style-name="Tabel1.A1" office:value-type="string">
            <text:p text:style-name="Table_20_Contents">Enables the data ready interrupt</text:p>
          </table:table-cell>
        </table:table-row>
        <table:table-row>
          <table:table-cell table:style-name="Tabel1.A1" office:value-type="string">
            <text:p text:style-name="Table_20_Contents">Hardware INT pin (optional)</text:p>
          </table:table-cell>
          <table:table-cell table:style-name="Tabel1.A1" office:value-type="string">
            <text:p text:style-name="Table_20_Contents">INT output</text:p>
          </table:table-cell>
          <table:table-cell table:style-name="Tabel1.A1" office:value-type="string">
            <text:p text:style-name="P7"/>
          </table:table-cell>
          <table:table-cell table:style-name="Tabel1.A1" office:value-type="string">
            <text:p text:style-name="Table_20_Contents">Goes high when data is ready</text:p>
          </table:table-cell>
        </table:table-row>
      </table:table>
      <text:p text:style-name="Text_20_body">Let me know if you're using I2C or SPI, or need example code for a specific platform (e.g., Arduino, STM32, etc.).</text:p>
      <text:h text:style-name="Heading_20_5" text:outline-level="5">Je zei:</text:h>
      <text:p text:style-name="Text_20_body">can you give me some arduino code example to do this</text:p>
      <text:h text:style-name="Heading_20_6" text:outline-level="6">ChatGPT zei:</text:h>
      <text:p text:style-name="Text_20_body">Sure! Here's a <text:span text:style-name="Strong_20_Emphasis">simple Arduino example</text:span> that uses <text:span text:style-name="Strong_20_Emphasis">I2C communication</text:span> to interface with the <text:span text:style-name="Strong_20_Emphasis">MPU6500</text:span> and checks the <text:span text:style-name="Strong_20_Emphasis">INT_STATUS register</text:span> to see if <text:span text:style-name="Strong_20_Emphasis">new data is ready</text:span>.</text:p>
      <text:p text:style-name="Horizontal_20_Line"/>
      <text:h text:style-name="Heading_20_3" text:outline-level="3">✅ <text:span text:style-name="Strong_20_Emphasis">What it does:</text:span></text:h>
      <text:list xml:id="list8617913700216580201" text:style-name="L5">
        <text:list-item>
          <text:p text:style-name="P6">Initializes MPU6500 via I2C.</text:p>
        </text:list-item>
        <text:list-item>
          <text:p text:style-name="P6">Enables the <text:span text:style-name="Strong_20_Emphasis">Data Ready interrupt</text:span>.</text:p>
        </text:list-item>
        <text:list-item>
          <text:p text:style-name="P6"><text:span text:style-name="Strong_20_Emphasis">Polls</text:span> the <text:span text:style-name="Strong_20_Emphasis">INT_STATUS register</text:span>.</text:p>
        </text:list-item>
        <text:list-item>
          <text:p text:style-name="P6">When new data is ready, it reads and prints accelerometer and gyroscope data.</text:p>
        </text:list-item>
      </text:list>
      <text:p text:style-name="Horizontal_20_Line"/>
      <text:h text:style-name="Heading_20_3" text:outline-level="3">? <text:span text:style-name="Strong_20_Emphasis">Wiring (I2C)</text:span></text:h>
      <table:table table:name="Tabel2" table:style-name="Tabel2">
        <table:table-column table:style-name="Tabel2.A"/>
        <table:table-column table:style-name="Tabel2.B"/>
        <table:table-header-rows>
          <table:table-row>
            <table:table-cell table:style-name="Tabel2.A1" office:value-type="string">
              <text:p text:style-name="Table_20_Heading">MPU6500 Pin</text:p>
            </table:table-cell>
            <table:table-cell table:style-name="Tabel2.A1" office:value-type="string">
              <text:p text:style-name="Table_20_Heading">Arduino Pin</text:p>
            </table:table-cell>
          </table:table-row>
        </table:table-header-rows>
        <table:table-row>
          <table:table-cell table:style-name="Tabel2.A1" office:value-type="string">
            <text:p text:style-name="Table_20_Contents">VCC</text:p>
          </table:table-cell>
          <table:table-cell table:style-name="Tabel2.A1" office:value-type="string">
            <text:p text:style-name="Table_20_Contents">3.3V</text:p>
          </table:table-cell>
        </table:table-row>
        <table:table-row>
          <table:table-cell table:style-name="Tabel2.A1" office:value-type="string">
            <text:p text:style-name="Table_20_Contents">GND</text:p>
          </table:table-cell>
          <table:table-cell table:style-name="Tabel2.A1" office:value-type="string">
            <text:p text:style-name="Table_20_Contents">GND</text:p>
          </table:table-cell>
        </table:table-row>
        <table:table-row>
          <table:table-cell table:style-name="Tabel2.A1" office:value-type="string">
            <text:p text:style-name="Table_20_Contents">SDA</text:p>
          </table:table-cell>
          <table:table-cell table:style-name="Tabel2.A1" office:value-type="string">
            <text:p text:style-name="Table_20_Contents">A4 (Uno) / D21 (ESP32)</text:p>
          </table:table-cell>
        </table:table-row>
        <table:table-row>
          <table:table-cell table:style-name="Tabel2.A1" office:value-type="string">
            <text:p text:style-name="Table_20_Contents">SCL</text:p>
          </table:table-cell>
          <table:table-cell table:style-name="Tabel2.A1" office:value-type="string">
            <text:p text:style-name="Table_20_Contents">A5 (Uno) / D22 (ESP32)</text:p>
          </table:table-cell>
        </table:table-row>
        <table:table-row>
          <table:table-cell table:style-name="Tabel2.A1" office:value-type="string">
            <text:p text:style-name="Table_20_Contents">INT</text:p>
          </table:table-cell>
          <table:table-cell table:style-name="Tabel2.A1" office:value-type="string">
            <text:p text:style-name="Table_20_Contents">(Optional, not used in this polling example)</text:p>
          </table:table-cell>
        </table:table-row>
      </table:table>
      <text:p text:style-name="Horizontal_20_Line"/>
      <text:h text:style-name="Heading_20_3" text:outline-level="3">? <text:span text:style-name="Strong_20_Emphasis">Arduino Code (Polling method)</text:span></text:h>
      <text:p text:style-name="Preformatted_20_Text">cpp</text:p>
      <text:p text:style-name="Preformatted_20_Text">KopiërenBewerken</text:p>
      <text:p text:style-name="P8"><text:span text:style-name="Source_20_Text">#include &lt;Wire.h&gt;</text:span></text:p>
      <text:p text:style-name="P8"/>
      <text:p text:style-name="P8"><text:span text:style-name="Source_20_Text">// MPU6500 I2C address</text:span></text:p>
      <text:p text:style-name="P8"><text:span text:style-name="Source_20_Text">const uint8_t MPU6500_ADDR = 0x68;</text:span></text:p>
      <text:p text:style-name="P8"/>
      <text:p text:style-name="P8"><text:span text:style-name="Source_20_Text">// MPU6500 register addresses</text:span></text:p>
      <text:p text:style-name="P8"><text:span text:style-name="Source_20_Text">const uint8_t PWR_MGMT_1 <text:s text:c="4"/>= 0x6B;</text:span></text:p>
      <text:p text:style-name="P8"><text:span text:style-name="Source_20_Text">const uint8_t INT_ENABLE <text:s text:c="4"/>= 0x38;</text:span></text:p>
      <text:p text:style-name="P8"><text:span text:style-name="Source_20_Text">const uint8_t INT_STATUS <text:s text:c="4"/>= 0x3A;</text:span></text:p>
      <text:p text:style-name="P8"><text:span text:style-name="Source_20_Text">const uint8_t ACCEL_XOUT_H <text:s text:c="2"/>= 0x3B;</text:span></text:p>
      <text:p text:style-name="P8"><text:soft-page-break/><text:span text:style-name="Source_20_Text">const uint8_t GYRO_XOUT_H <text:s text:c="3"/>= 0x43;</text:span></text:p>
      <text:p text:style-name="P8"/>
      <text:p text:style-name="P8"><text:span text:style-name="Source_20_Text">void setup() {</text:span></text:p>
      <text:p text:style-name="P8"><text:span text:style-name="Source_20_Text"><text:s text:c="2"/>Serial.begin(115200);</text:span></text:p>
      <text:p text:style-name="P8"><text:span text:style-name="Source_20_Text"><text:s text:c="2"/>Wire.begin();</text:span></text:p>
      <text:p text:style-name="P8"/>
      <text:p text:style-name="P8"><text:span text:style-name="Source_20_Text"><text:s text:c="2"/>// Wake up MPU6500</text:span></text:p>
      <text:p text:style-name="P8"><text:span text:style-name="Source_20_Text"><text:s text:c="2"/>writeRegister(PWR_MGMT_1, 0x00);</text:span></text:p>
      <text:p text:style-name="P8"><text:span text:style-name="Source_20_Text"><text:s text:c="2"/>delay(100);</text:span></text:p>
      <text:p text:style-name="P8"/>
      <text:p text:style-name="P8"><text:span text:style-name="Source_20_Text"><text:s text:c="2"/>// Enable Data Ready interrupt</text:span></text:p>
      <text:p text:style-name="P8"><text:span text:style-name="Source_20_Text"><text:s text:c="2"/>writeRegister(INT_ENABLE, 0x01);</text:span></text:p>
      <text:p text:style-name="P8"><text:span text:style-name="Source_20_Text">}</text:span></text:p>
      <text:p text:style-name="P8"/>
      <text:p text:style-name="P8"><text:span text:style-name="Source_20_Text">void loop() {</text:span></text:p>
      <text:p text:style-name="P8"><text:span text:style-name="Source_20_Text"><text:s text:c="2"/>// Check INT_STATUS register</text:span></text:p>
      <text:p text:style-name="P8"><text:span text:style-name="Source_20_Text"><text:s text:c="2"/>if (readRegister(INT_STATUS) &amp; 0x01) {</text:span></text:p>
      <text:p text:style-name="P8"><text:span text:style-name="Source_20_Text"><text:s text:c="4"/>// Read and print accelerometer and gyroscope data</text:span></text:p>
      <text:p text:style-name="P8"><text:span text:style-name="Source_20_Text"><text:s text:c="4"/>int16_t ax, ay, az, gx, gy, gz;</text:span></text:p>
      <text:p text:style-name="P8"><text:span text:style-name="Source_20_Text"><text:s text:c="4"/>readSensorData(ax, ay, az, gx, gy, gz);</text:span></text:p>
      <text:p text:style-name="P8"/>
      <text:p text:style-name="P8"><text:span text:style-name="Source_20_Text"><text:s text:c="4"/>Serial.print("Accel: ");</text:span></text:p>
      <text:p text:style-name="P8"><text:span text:style-name="Source_20_Text"><text:s text:c="4"/>Serial.print(ax); Serial.print(" ");</text:span></text:p>
      <text:p text:style-name="P8"><text:span text:style-name="Source_20_Text"><text:s text:c="4"/>Serial.print(ay); Serial.print(" ");</text:span></text:p>
      <text:p text:style-name="P8"><text:span text:style-name="Source_20_Text"><text:s text:c="4"/>Serial.print(az); Serial.print(" | Gyro: ");</text:span></text:p>
      <text:p text:style-name="P8"><text:span text:style-name="Source_20_Text"><text:s text:c="4"/>Serial.print(gx); Serial.print(" ");</text:span></text:p>
      <text:p text:style-name="P8"><text:span text:style-name="Source_20_Text"><text:s text:c="4"/>Serial.print(gy); Serial.print(" ");</text:span></text:p>
      <text:p text:style-name="P8"><text:span text:style-name="Source_20_Text"><text:s text:c="4"/>Serial.println(gz);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// Helper to write a byte to a register</text:span></text:p>
      <text:p text:style-name="P8"><text:span text:style-name="Source_20_Text">void writeRegister(uint8_t reg, uint8_t data) {</text:span></text:p>
      <text:p text:style-name="P8"><text:span text:style-name="Source_20_Text"><text:s text:c="2"/>Wire.beginTransmission(MPU6500_ADDR);</text:span></text:p>
      <text:p text:style-name="P8"><text:span text:style-name="Source_20_Text"><text:s text:c="2"/>Wire.write(reg);</text:span></text:p>
      <text:p text:style-name="P8"><text:span text:style-name="Source_20_Text"><text:s text:c="2"/>Wire.write(data);</text:span></text:p>
      <text:p text:style-name="P8"><text:span text:style-name="Source_20_Text"><text:s text:c="2"/>Wire.endTransmission();</text:span></text:p>
      <text:p text:style-name="P8"><text:span text:style-name="Source_20_Text">}</text:span></text:p>
      <text:p text:style-name="P8"/>
      <text:p text:style-name="P8"><text:span text:style-name="Source_20_Text">// Helper to read a single byte from a register</text:span></text:p>
      <text:p text:style-name="P8"><text:span text:style-name="Source_20_Text">uint8_t readRegister(uint8_t reg) {</text:span></text:p>
      <text:p text:style-name="P8"><text:span text:style-name="Source_20_Text"><text:s text:c="2"/>Wire.beginTransmission(MPU6500_ADDR);</text:span></text:p>
      <text:p text:style-name="P8"><text:span text:style-name="Source_20_Text"><text:s text:c="2"/>Wire.write(reg);</text:span></text:p>
      <text:p text:style-name="P8"><text:span text:style-name="Source_20_Text"><text:s text:c="2"/>Wire.endTransmission(false);</text:span></text:p>
      <text:p text:style-name="P8"><text:span text:style-name="Source_20_Text"><text:s text:c="2"/>Wire.requestFrom(MPU6500_ADDR, (uint8_t)1);</text:span></text:p>
      <text:p text:style-name="P8"><text:span text:style-name="Source_20_Text"><text:s text:c="2"/>return Wire.read();</text:span></text:p>
      <text:p text:style-name="P8"><text:span text:style-name="Source_20_Text">}</text:span></text:p>
      <text:p text:style-name="P8"/>
      <text:p text:style-name="P8"><text:span text:style-name="Source_20_Text">// Read accelerometer and gyroscope data</text:span></text:p>
      <text:p text:style-name="P8"><text:span text:style-name="Source_20_Text">void readSensorData(int16_t &amp;ax, int16_t &amp;ay, int16_t &amp;az, int16_t &amp;gx, int16_t &amp;gy, int16_t &amp;gz) {</text:span></text:p>
      <text:p text:style-name="P8"><text:span text:style-name="Source_20_Text"><text:s text:c="2"/>Wire.beginTransmission(MPU6500_ADDR);</text:span></text:p>
      <text:p text:style-name="P8"><text:span text:style-name="Source_20_Text"><text:s text:c="2"/>Wire.write(ACCEL_XOUT_H);</text:span></text:p>
      <text:p text:style-name="P8"><text:span text:style-name="Source_20_Text"><text:s text:c="2"/>Wire.endTransmission(false);</text:span></text:p>
      <text:p text:style-name="P8"><text:span text:style-name="Source_20_Text"><text:s text:c="2"/>Wire.requestFrom(MPU6500_ADDR, (uint8_t)14);</text:span></text:p>
      <text:p text:style-name="P8"/>
      <text:p text:style-name="P8"><text:span text:style-name="Source_20_Text"><text:s text:c="2"/>ax = (Wire.read() &lt;&lt; 8) | Wire.read();</text:span></text:p>
      <text:p text:style-name="P8"><text:span text:style-name="Source_20_Text"><text:s text:c="2"/>ay = (Wire.read() &lt;&lt; 8) | Wire.read();</text:span></text:p>
      <text:p text:style-name="P8"><text:span text:style-name="Source_20_Text"><text:s text:c="2"/>az = (Wire.read() &lt;&lt; 8) | Wire.read();</text:span></text:p>
      <text:p text:style-name="P8"><text:span text:style-name="Source_20_Text"><text:s text:c="2"/>Wire.read(); Wire.read(); // Temperature (ignore)</text:span></text:p>
      <text:p text:style-name="P8"><text:span text:style-name="Source_20_Text"><text:s text:c="2"/>gx = (Wire.read() &lt;&lt; 8) | Wire.read();</text:span></text:p>
      <text:p text:style-name="P8"><text:span text:style-name="Source_20_Text"><text:s text:c="2"/>gy = (Wire.read() &lt;&lt; 8) | Wire.read();</text:span></text:p>
      <text:p text:style-name="P8"><text:span text:style-name="Source_20_Text"><text:s text:c="2"/>gz = (Wire.read() &lt;&lt; 8) | Wire.read();</text:span></text:p>
      <text:p text:style-name="P9"><text:span text:style-name="Source_20_Text">}</text:span></text:p>
      <text:p text:style-name="Horizontal_20_Line"><text:soft-page-break/></text:p>
      <text:h text:style-name="Heading_20_3" text:outline-level="3">? Optional: Use Hardware Interrupts</text:h>
      <text:p text:style-name="Text_20_body">If you prefer an interrupt-based approach (e.g., using the <text:span text:style-name="Strong_20_Emphasis">INT</text:span> pin), let me know—I'll provide an example with an <text:span text:style-name="Strong_20_Emphasis">interrupt service routine (ISR)</text:span>.</text:p>
      <text:p text:style-name="Text_20_body">Let me know your board (e.g., Arduino Uno, ESP32, etc.) in case I should tailor the code!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SimSun" style:font-size-asian="7pt" style:font-weight-asian="bold" style:font-name-complex="Arial1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Arial1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cob Baartse</meta:initial-creator>
    <meta:creation-date>2025-05-25T08:44:31.55</meta:creation-date>
    <meta:document-statistic meta:table-count="2" meta:image-count="0" meta:object-count="0" meta:page-count="4" meta:paragraph-count="134" meta:word-count="672" meta:character-count="4474"/>
    <dc:date>2025-05-25T08:46:06.75</dc:date>
    <dc:creator>Jacob Baartse</dc:creator>
    <meta:editing-duration>PT1M35S</meta:editing-duration>
    <meta:editing-cycles>1</meta:editing-cycles>
    <meta:generator>OpenOffice/4.1.15$Win32 OpenOffice.org_project/4115m2$Build-9813</meta:generator>
  </office:meta>
</office:document-meta>
</file>